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562cm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text-properties fo:color="#c9211e" loext:opacity="100%"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2" style:family="paragraph">
      <style:text-properties fo:color="#c9211e" loext:opacity="100%"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3" style:family="paragraph">
      <style:text-properties style:text-line-through-style="none" style:text-line-through-type="none" fo:text-shadow="none"/>
    </style:style>
    <style:style style:name="P4" style:family="paragraph">
      <loext:graphic-properties draw:fill-color="#ffffff"/>
      <style:text-properties style:text-line-through-style="none" style:text-line-through-type="none" fo:text-shadow="non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c9211e" loext:opacity="100%"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5983b0" loext:opacity="100%" fo:font-size="40pt" fo:font-style="italic" fo:text-shadow="1pt 1pt" style:text-underline-style="wave" style:text-underline-width="auto" style:text-underline-color="font-color" fo:font-weight="normal" style:font-size-asian="40pt" style:font-style-asian="italic" style:font-weight-asian="normal" style:font-size-complex="4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2.5cm" svg:y="0.9cm" presentation:class="title" presentation:user-transformed="true">
          <draw:text-box>
            <text:p text:style-name="P1"><text:span text:style-name="T1">introduction</text:span></text:p>
          </draw:text-box>
        </draw:frame>
        <draw:frame presentation:style-name="pr2" draw:text-style-name="P4" draw:layer="layout" svg:width="22.5cm" svg:height="9.134cm" svg:x="4cm" svg:y="4cm" presentation:class="subtitle" presentation:user-transformed="true">
          <draw:text-box>
            <text:p text:style-name="P3"><text:span text:style-name="T2">L’écosystème</text:span> : science qui étude la relation entre les micro organismes et leur milieu physico chimiques.</text:p>
          </draw:text-box>
        </draw:frame>
        <draw:custom-shape draw:style-name="gr1" draw:text-style-name="P5" draw:layer="layout" svg:width="1cm" svg:height="1cm" svg:x="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5cm" svg:height="1cm" svg:x="18.5cm" svg:y="1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position-x="10800" draw:handle-position-y="$0" draw:handle-range-y-minimum="14510" draw:handle-range-y-maximum="18520"/>
          </draw:enhanced-geometry>
        </draw:custom-shap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page-number>&lt;numéro&gt;</text:page-number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17T10:17:15.675431400</meta:creation-date>
    <dc:description>This work is licensed under a Creative Commons 0 License.
It makes use of the works of Alexander Wilms.</dc:description>
    <meta:generator>LibreOffice/25.8.3.2$Windows_X86_64 LibreOffice_project/8ca8d55c161d602844f5428fa4b58097424e324e</meta:generator>
    <dc:title>DNA</dc:title>
    <meta:editing-duration>PT8M1S</meta:editing-duration>
    <meta:editing-cycles>3</meta:editing-cycles>
    <dc:date>2025-12-17T10:40:38.481620200</dc:date>
    <meta:document-statistic meta:object-count="109"/>
  </office:meta>
</office:document-meta>
</file>